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Kapitola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znam</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klepnutí a/nebo klep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jiný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t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Zakomentování pomocí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o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o makro spustit<text:tab/>18</text:a></text:p>
          <text:p text:style-name="P48"><text:a xlink:type="simple" xlink:href="#__RefHeading__197251_1448150400" text:style-name="Index_20_Link" text:visited-style-name="Index_20_Link">Nástrojové lišty, položky nabídky a klávesové zkratky<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14"><text:reference-ref text:reference-format="text" text:ref-name="The dispatch framework section">Příkazová infrastruktura</text:reference-ref></text:span>” <text:span text:style-name="LOEmphasis">na straně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ik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Obrázek <text:sequence text:ref-name="refFigure1" text:name="Figure" text:formula="ooow:Figure+1" style:num-format="1">2</text:sequence>: Dialogové okno Organizátor maker LibreOffice</text:p></draw:text-box></draw:frame></text:span></text:span></text:p>
      <text:list xml:id="list135920458046558" text:continue-numbering="true" text:style-name="Numbering_20_1">
        <text:list-item>
          <text:p text:style-name="P62">Klik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ik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ik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63">Například vybereme nově vytvořené makro VlozitMojeJmeno a klik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ik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Zakomentování pomocí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é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é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 / 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a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údaje vložím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 / 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Obrázek <text:sequence text:ref-name="refFigure4" text:name="Figure" text:formula="ooow:Figure+1" style:num-format="1">5</text:sequence>: Příklad kopírovaných dat</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šipka vpravo</text:span>, kurzor se přesune na začátek slova „specifies“.</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S</text:span>, čímž přidáme velké S.</text:p>
        </text:list-item>
        <text:list-item>
          <text:p text:style-name="P63">Dvakrát stiskneme <text:span text:style-name="LOKeystroke">Ctrl+šipka vpravo</text:span> a kurzor se přesune na začátek čísla.</text:p>
        </text:list-item>
        <text:list-item>
          <text:p text:style-name="P63">Stiskneme <text:span text:style-name="LOKeystroke">Ctrl+Shift+šipka vpravo</text:span>, číslo se vyjme a kurzor přesuneme před znak%.</text:p>
        </text:list-item>
        <text:list-item>
          <text:p text:style-name="P63">Stlačíme <text:span text:style-name="LOKeystroke">Ctrl+C</text:span>, čím s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šipka vpravo</text:span> <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 zmažeme malé písmeno 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S</text:span><text:span text:style-name="_5f_LOCodeComment">, čímž přidáme velké S.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Shift+šipka vpravo</text:span> <text:span text:style-name="_5f_LOCodeComment">čím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lačíme </text:span><text:span text:style-name="_5f_LOCodeCommentEmph">Ctrl+C</text:span><text:span text:style-name="_5f_LOCodeComment">, čím vybraný text s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ik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Upravíme ho tak, aby odpovídalo výpisu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Například po uložení nového dokumentu se aktualizuje seznam posledních souborů.</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o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y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Obrázek<text:sequence text:ref-name="refFigure5" text:name="Figure" text:formula="ooow:Figure+1" style:num-format="1">6</text:sequence>: Hierarchie knihoven maker</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Tak jak je vhodné používání smysluplných názvů pro knihovny, tak je i stejně vhodné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é,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é?<text:bookmark-end text:name="__RefHeading__5166_1196992793"/></text:h>
      <text:p text:style-name="P4">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y ve složce <text:span text:style-name="LOComputerCode">LibreOffice\4\user\basic</text:span>. Každá knihovna má v této složce svoji vlastní podsložku.</text:p>
      <text:p text:style-name="P4">Pro běžné použití není nutné vědět, kde jsou makra uložena.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Obrázek <text:sequence text:ref-name="refFigure6" text:name="Figure" text:formula="ooow:Figure+1" style:num-format="1">7</text:sequence>: Přístup ke knihovně maker</text:p></draw:text-box></draw:frame></text:p>
      <text:list xml:id="list135920220219248" text:continue-list="list135921004785274" text:style-name="Numbering_20_1">
        <text:list-item>
          <text:p text:style-name="P64">Vybereme soubor a klepnutím na <text:span text:style-name="LOMenuPath">Otevřít</text:span> tevřeme okno Importovat knihovny (obrázek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Obrázek <text:sequence text:ref-name="refFigure7" text:name="Figure" text:formula="ooow:Figure+1" style:num-format="1">8</text:sequence>: Možnosti při importu knihoven</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ik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Některá makra jsou volně stažitelná z internetu (více informací je dostupné v tabulce <text:sequence-ref text:reference-format="value" text:ref-name="refFigure0">1</text:sequence-ref>).</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Mnoho odkazů na makra.</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órum s mnoha příklady a pomocí.</text:p>
          </table:table-cell>
        </table:table-row>
      </table:table>
      <text:h text:style-name="P59" text:outline-level="1"><text:bookmark-start text:name="__RefHeading__5172_1196992793"/>Jako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54">Makro má být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Figure1">2</text:sequence-ref>.</text:p>
      <text:p text:style-name="P28">Tabulka <text:sequence text:ref-name="refTable1" text:name="Table" text:formula="ooow:Table + 1" style:num-format="1">2</text:sequence>. Kde ukládat mak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 makra</text:p>
            </table:table-cell>
            <table:table-cell table:style-name="Table11.A1" office:value-type="string">
              <text:p text:style-name="P18">LibreOffice (pro všechny komponenty)</text:p>
            </table:table-cell>
            <table:table-cell table:style-name="Table11.A1" office:value-type="string">
              <text:p text:style-name="P18">Typ konkrétní dokumentu</text:p>
            </table:table-cell>
            <table:table-cell table:style-name="Table11.A1" office:value-type="string">
              <text:p text:style-name="P18">Jeden dok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Nástrojové lišty, položky nabídky a klávesové zkratky<text:bookmark-end text:name="__RefHeading__197251_1448150400"/></text:h>
      <text:p text:style-name="P12">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Více informací o získávání a instalaci rozšíření najdeme v kapitole 14, Přizpůsobení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4">Přímá úprava dokumentů je téma, která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sou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4"><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ke stažení neexistují knihy, které by se speciálně věnovali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Kapitola 13 Začínáme s makry</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